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AF000002BAB147B12AC923B92F.jpg" manifest:media-type="image/jpeg"/>
  <manifest:file-entry manifest:full-path="Pictures/100000000000034800000212BF5F6F16BEBE159C.jpg" manifest:media-type="image/jpeg"/>
  <manifest:file-entry manifest:full-path="Pictures/10000000000003C000000500555B223D939AF15E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166cm" svg:height="6.889cm" svg:x="0.179cm" svg:y="0.334cm">
          <draw:image xlink:href="Pictures/10000000000003C000000500555B223D939AF15E.jpg" xlink:type="simple" xlink:show="embed" xlink:actuate="onLoad" loext:mime-type="image/jpeg">
            <text:p/>
          </draw:image>
        </draw:frame>
        <draw:frame draw:style-name="gr1" draw:text-style-name="P1" draw:layer="layout" svg:width="8.077cm" svg:height="5.08cm" svg:x="13.37cm" svg:y="1.223cm">
          <draw:image xlink:href="Pictures/100000000000034800000212BF5F6F16BEBE159C.jpg" xlink:type="simple" xlink:show="embed" xlink:actuate="onLoad" loext:mime-type="image/jpeg">
            <text:p/>
          </draw:image>
        </draw:frame>
        <draw:frame draw:style-name="gr1" draw:text-style-name="P1" draw:layer="layout" svg:width="6.858cm" svg:height="5.08cm" svg:x="5.953cm" svg:y="1.223cm">
          <draw:image xlink:href="Pictures/10000000000003AF000002BAB147B12AC923B92F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7T18:45:19.839673972</meta:creation-date>
    <dc:date>2020-08-17T18:52:17.387646861</dc:date>
    <meta:editing-duration>PT4M47S</meta:editing-duration>
    <meta:editing-cycles>2</meta:editing-cycles>
    <meta:generator>LibreOffice/6.4.4.2$Linux_X86_64 LibreOffice_project/40$Build-2</meta:generator>
    <meta:document-statistic meta:object-count="3"/>
  </office:meta>
</office:document-meta>
</file>